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HALLENGE</text:p>
          </table:table-cell>
          <table:table-cell table:style-name="ce9"/>
          <table:table-cell table:number-columns-repeated="2" table:style-name="ce13"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DISCUSS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ull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1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LLOUT_PUBLISHER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REATE_OPPORTUNITY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DISCUSS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1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LLOUT_PUBLISHER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DISCUSS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1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LLOUT_PUBLISHER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1DT17H6M11S</meta:editing-duration>
    <meta:editing-cycles>108</meta:editing-cycles>
    <meta:generator>LibreOffice/7.3.7.2$Linux_X86_64 LibreOffice_project/30$Build-2</meta:generator>
    <dc:date>2023-01-25T17:13:22.011983361</dc:date>
    <meta:document-statistic meta:table-count="6" meta:cell-count="2099" meta:object-count="0"/>
  </office:meta>
</office:document-meta>
</file>